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color="#bf0041" draw:fill-color="#f7d1d5" draw:textarea-horizontal-align="justify" draw:textarea-vertical-align="top" draw:auto-grow-height="false" fo:min-height="4.5cm" fo:min-width="26.7cm"/>
      <style:paragraph-properties style:writing-mode="lr-tb"/>
    </style:style>
    <style:style style:name="gr3" style:family="graphic" style:parent-style-name="standard">
      <style:graphic-properties svg:stroke-color="#ff4000" draw:fill-color="#ff7b59" draw:textarea-horizontal-align="justify" draw:textarea-vertical-align="middle" draw:auto-grow-height="false" fo:min-height="2cm" fo:min-width="2.5cm"/>
      <style:paragraph-properties style:writing-mode="lr-tb"/>
    </style:style>
    <style:style style:name="gr4" style:family="graphic" style:parent-style-name="standard" style:list-style-name="L1">
      <style:graphic-properties svg:stroke-color="#ff4000" draw:fill="gradient" draw:fill-color="#ff7b59" draw:fill-gradient-name="Gradient_20_3" draw:opacity="100%" draw:opacity-name="" draw:textarea-horizontal-align="justify" draw:textarea-vertical-align="middle" draw:auto-grow-height="false" fo:min-height="2cm" fo:min-width="2.5cm"/>
      <style:paragraph-properties style:writing-mode="lr-tb"/>
    </style:style>
    <style:style style:name="gr5" style:family="graphic" style:parent-style-name="standard">
      <style:graphic-properties svg:stroke-color="#00a933" draw:fill-color="#d4ea6b" draw:opacity="70%" draw:textarea-horizontal-align="justify" draw:textarea-vertical-align="top" draw:auto-grow-height="false" fo:min-height="17.25cm" fo:min-width="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1.25cm"/>
      <style:paragraph-properties style:writing-mode="lr-tb"/>
    </style:style>
    <style:style style:name="gr7" style:family="graphic" style:parent-style-name="standard" style:list-style-name="L1">
      <style:graphic-properties svg:stroke-color="#ff4000" draw:fill-color="#ffaa95" draw:textarea-horizontal-align="justify" draw:textarea-vertical-align="middle" draw:auto-grow-height="false" fo:min-height="2cm" fo:min-width="1.25cm"/>
      <style:paragraph-properties style:writing-mode="lr-tb"/>
    </style:style>
    <style:style style:name="gr8" style:family="graphic" style:parent-style-name="standard" style:list-style-name="L1">
      <style:graphic-properties svg:stroke-color="#ff4000" draw:fill-color="#ffaa95" draw:textarea-horizontal-align="justify" draw:textarea-vertical-align="middle" draw:auto-grow-height="false" fo:min-height="2cm" fo:min-width="1.25cm"/>
      <style:paragraph-properties style:writing-mode="lr-tb"/>
    </style:style>
    <style:style style:name="gr9" style:family="graphic" style:parent-style-name="standard" style:list-style-name="L1">
      <style:graphic-properties svg:stroke-color="#ff4000" draw:fill-color="#ffaa95" draw:textarea-horizontal-align="justify" draw:textarea-vertical-align="middle" draw:auto-grow-height="false" fo:min-height="2cm" fo:min-width="1.25cm"/>
      <style:paragraph-properties style:writing-mode="lr-tb"/>
    </style:style>
    <style:style style:name="gr10" style:family="graphic" style:parent-style-name="standard" style:list-style-name="L1">
      <style:graphic-properties svg:stroke-color="#ff4000" draw:fill-color="#ffaa95" draw:textarea-horizontal-align="justify" draw:textarea-vertical-align="middle" draw:auto-grow-height="false" fo:min-height="2cm" fo:min-width="1.25cm"/>
      <style:paragraph-properties style:writing-mode="lr-tb"/>
    </style:style>
    <style:style style:name="gr11" style:family="graphic" style:parent-style-name="standard" style:list-style-name="L1">
      <style:graphic-properties svg:stroke-color="#ff4000" draw:fill-color="#ffaa95" draw:textarea-horizontal-align="justify" draw:textarea-vertical-align="middle" draw:auto-grow-height="false" fo:min-height="2cm" fo:min-width="1.25cm"/>
      <style:paragraph-properties style:writing-mode="lr-tb"/>
    </style:style>
    <style:style style:name="gr12" style:family="graphic" style:parent-style-name="standard" style:list-style-name="L1">
      <style:graphic-properties svg:stroke-color="#ff4000" draw:fill-color="#ffaa95" draw:textarea-horizontal-align="justify" draw:textarea-vertical-align="middle" draw:auto-grow-height="false" fo:min-height="2cm" fo:min-width="1.25cm"/>
      <style:paragraph-properties style:writing-mode="lr-tb"/>
    </style:style>
    <style:style style:name="gr13" style:family="graphic" style:parent-style-name="standard">
      <style:graphic-properties draw:stroke="none" draw:fill="none" fo:min-height="1.111cm"/>
      <style:paragraph-properties style:writing-mode="lr-tb"/>
    </style:style>
    <style:style style:name="gr14" style:family="graphic" style:parent-style-name="standard">
      <style:graphic-properties svg:stroke-color="#800080" draw:fill-color="#bf819e" draw:textarea-horizontal-align="justify" draw:textarea-vertical-align="middle" draw:auto-grow-height="false" fo:min-height="0.75cm" fo:min-width="2.5cm"/>
      <style:paragraph-properties style:writing-mode="lr-tb"/>
    </style:style>
    <style:style style:name="P1" style:family="paragraph">
      <style:text-properties fo:font-weight="bold"/>
    </style:style>
    <style:style style:name="P2" style:family="paragraph">
      <loext:graphic-properties draw:fill="none" draw:fill-color="#ffffff"/>
      <style:text-properties fo:font-weight="bold"/>
    </style:style>
    <style:style style:name="P3" style:family="paragraph">
      <style:paragraph-properties fo:text-align="start"/>
    </style:style>
    <style:style style:name="P4" style:family="paragraph">
      <loext:graphic-properties draw:fill-color="#f7d1d5"/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/>
    </style:style>
    <style:style style:name="P6" style:family="paragraph">
      <loext:graphic-properties draw:fill-color="#ff7b59"/>
      <style:paragraph-properties fo:text-align="center"/>
      <style:text-properties fo:font-size="11pt" style:font-size-asian="12pt" style:font-size-complex="12pt"/>
    </style:style>
    <style:style style:name="P7" style:family="paragraph">
      <style:paragraph-properties fo:text-align="center"/>
      <style:text-properties style:font-name="Liberation Sans" fo:font-size="11pt" style:letter-kerning="true" style:font-name-asian="Microsoft YaHei" style:font-size-asian="12pt" style:font-name-complex="Lucida Sans" style:font-size-complex="12pt"/>
    </style:style>
    <style:style style:name="P8" style:family="paragraph">
      <loext:graphic-properties draw:fill="gradient" draw:fill-color="#ff7b59" draw:fill-gradient-name="Gradient_20_3" draw:opacity="100%"/>
      <style:paragraph-properties fo:text-align="center"/>
      <style:text-properties style:font-name="Liberation Sans" fo:font-size="11pt" style:letter-kerning="true" style:font-name-asian="Microsoft YaHei" style:font-size-asian="12pt" style:font-name-complex="Lucida Sans" style:font-size-complex="12pt"/>
    </style:style>
    <style:style style:name="P9" style:family="paragraph">
      <loext:graphic-properties draw:fill-color="#d4ea6b" draw:opacity="70%"/>
      <style:paragraph-properties fo:text-align="start"/>
      <style:text-properties fo:font-size="14pt" style:font-size-asian="14pt" style:font-size-complex="14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12" style:family="paragraph">
      <style:paragraph-properties fo:text-align="center"/>
      <style:text-properties fo:font-size="11pt" style:font-size-asian="15pt" style:font-size-complex="15pt"/>
    </style:style>
    <style:style style:name="P13" style:family="paragraph">
      <loext:graphic-properties draw:fill-color="#ffaa95"/>
      <style:paragraph-properties fo:text-align="center"/>
      <style:text-properties style:font-name="Liberation Sans" fo:font-size="11pt" style:letter-kerning="true" style:font-name-asian="Microsoft YaHei" style:font-size-asian="12pt" style:font-name-complex="Lucida Sans" style:font-size-complex="12pt"/>
    </style:style>
    <style:style style:name="P14" style:family="paragraph">
      <loext:graphic-properties draw:fill="none"/>
    </style:style>
    <style:style style:name="P15" style:family="paragraph">
      <loext:graphic-properties draw:fill-color="#bf819e"/>
      <style:paragraph-properties fo:text-align="center"/>
      <style:text-properties fo:font-size="11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115cm" svg:height="0.962cm" svg:x="1cm" svg:y="1cm">
          <draw:text-box>
            <text:p text:style-name="P1">Example and Test of the simulation</text:p>
          </draw:text-box>
        </draw:frame>
        <draw:custom-shape draw:style-name="gr2" draw:text-style-name="P4" draw:layer="layout" svg:width="27.2cm" svg:height="4.75cm" svg:x="1.5cm" svg:y="5cm">
          <text:p text:style-name="P3"><text:span text:style-name="T1">Control Unit 1, at Location ID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.25cm" svg:x="2cm" svg:y="6cm">
          <text:p text:style-name="P5"><text:span text:style-name="T2">PV addable with 10 kWp facing sou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2cm" svg:height="4.75cm" svg:x="1.5cm" svg:y="9.95cm">
          <text:p text:style-name="P3"><text:span text:style-name="T1">Control Unit 2, at Location ID 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.25cm" svg:x="2cm" svg:y="10.95cm">
          <text:p text:style-name="P7">PV addable with 5 kWp facing south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2.25cm" svg:x="5.5cm" svg:y="10.95cm">
          <text:p text:style-name="P7">PV addable with 5 kWp facing wes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2cm" svg:height="4.75cm" svg:x="1.5cm" svg:y="14.9cm">
          <text:p text:style-name="P3"><text:span text:style-name="T1">Control Unit 3, at Location ID 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cm" svg:height="2.25cm" svg:x="2cm" svg:y="15.95cm">
          <text:p text:style-name="P7">PV existing (and already measured in data)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5cm" svg:height="17.5cm" svg:x="9.9cm" svg:y="2.5cm">
          <text:p text:style-name="P3"><text:span text:style-name="T1">Scenario 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5cm" svg:height="17.5cm" svg:x="14.6cm" svg:y="2.5cm">
          <text:p text:style-name="P3"><text:span text:style-name="T1">Scenario 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5cm" svg:height="17.5cm" svg:x="19.3cm" svg:y="2.5cm">
          <text:p text:style-name="P3"><text:span text:style-name="T1">Scenario 3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5cm" svg:height="17.5cm" svg:x="24cm" svg:y="2.5cm">
          <text:p text:style-name="P3"><text:span text:style-name="T1">Scenario 4</text:span></text:p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4.401cm" svg:height="1.547cm" svg:x="9.868cm" svg:y="3.25cm">
          <draw:text-box>
            <text:p text:style-name="P10"><text:span text:style-name="T3">“</text:span><text:span text:style-name="T3">baseline scenario, i.e.</text:span></text:p>
            <text:p text:style-name="P10"><text:span text:style-name="T3">no expansion, state as</text:span></text:p>
            <text:p text:style-name="P10"><text:span text:style-name="T3">it is”</text:span></text:p>
          </draw:text-box>
        </draw:frame>
        <draw:custom-shape draw:style-name="gr6" draw:text-style-name="P12" draw:layer="layout" svg:width="1.75cm" svg:height="2.25cm" svg:x="26.4cm" svg:y="10.95cm">
          <text:p text:style-name="P5"><text:span text:style-name="T4">HP adde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.75cm" svg:height="2.25cm" svg:x="24.3cm" svg:y="10.95cm">
          <text:p text:style-name="P7">PV + Bat. added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.75cm" svg:height="2.25cm" svg:x="26.4cm" svg:y="15.9cm">
          <text:p text:style-name="P5"><text:span text:style-name="T4">HP added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.75cm" svg:height="2.25cm" svg:x="26.4cm" svg:y="6cm">
          <text:p text:style-name="P5"><text:span text:style-name="T4">HP added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5cm" svg:height="2.25cm" svg:x="24.3cm" svg:y="6cm">
          <text:p text:style-name="P7">PV + Bat. added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75cm" svg:height="2.25cm" svg:x="19.75cm" svg:y="6cm">
          <text:p text:style-name="P7">PV + Bat. added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5cm" svg:height="2.25cm" svg:x="19.75cm" svg:y="10.95cm">
          <text:p text:style-name="P7">PV + Bat. added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75cm" svg:height="2.25cm" svg:x="15cm" svg:y="6cm">
          <text:p text:style-name="P7">PV added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75cm" svg:height="2.25cm" svg:x="15cm" svg:y="10.95cm">
          <text:p text:style-name="P7">PV added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7cm" svg:height="1.361cm" svg:x="1.5cm" svg:y="4cm">
          <draw:text-box>
            <text:p><text:span text:style-name="T1">Definition as in data:</text:span></text:p>
          </draw:text-box>
        </draw:frame>
        <draw:custom-shape draw:style-name="gr14" draw:text-style-name="P15" draw:layer="layout" svg:width="3cm" svg:height="1cm" svg:x="2cm" svg:y="8.5cm">
          <text:p text:style-name="P5"><text:span text:style-name="T2">Measurement Uni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1cm" svg:x="2cm" svg:y="13.45cm">
          <text:p text:style-name="P5"><text:span text:style-name="T2">Measurement Uni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1cm" svg:x="5.5cm" svg:y="13.45cm">
          <text:p text:style-name="P5"><text:span text:style-name="T2">Measurement Uni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1cm" svg:x="2cm" svg:y="18.45cm">
          <text:p text:style-name="P5"><text:span text:style-name="T2">Measurement Un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3" draw:display-name="Gradient 3" draw:style="linear" draw:start-color="#ffde59" draw:end-color="#ff7b5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8T11:44:15.261000000</meta:creation-date>
    <dc:date>2022-11-28T12:11:59.944000000</dc:date>
    <meta:editing-duration>PT7M12S</meta:editing-duration>
    <meta:editing-cycles>1</meta:editing-cycles>
    <meta:document-statistic meta:object-count="27"/>
    <meta:generator>LibreOffice/7.2.2.2$Windows_X86_64 LibreOffice_project/02b2acce88a210515b4a5bb2e46cbfb63fe97d56</meta:generator>
  </office:meta>
</office:document-meta>
</file>